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 style:list-style-name="L4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60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1" draw:id="id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/>
            <text:p/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2" draw:id="id2">
        <draw:frame presentation:style-name="pr4" draw:layer="layout" svg:width="25.199cm" svg:height="3.506cm" svg:x="1.4cm" svg:y="0.837cm" presentation:class="title">
          <draw:text-box>
            <text:p>Agenda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3" draw:id="id3">
        <draw:frame presentation:style-name="pr4" draw:layer="layout" svg:width="25.199cm" svg:height="3.506cm" svg:x="1.4cm" svg:y="0.837cm" presentation:class="title">
          <draw:text-box>
            <text:p>Play! CC goal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We want to know</text:p>
                <text:list>
                  <text:list-item>
                    <text:p>Can we do TDD</text:p>
                  </text:list-item>
                  <text:list-item>
                    <text:p>Can we do DDD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4" draw:id="id4">
        <draw:frame presentation:style-name="pr4" draw:layer="layout" svg:width="25.199cm" svg:height="3.506cm" svg:x="1.4cm" svg:y="0.837cm" presentation:class="title" presentation:user-transformed="true">
          <draw:text-box>
            <text:p>Hold Your Horse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Game</text:p>
                <text:list>
                  <text:list-item>
                    <text:p>It's fun ;)</text:p>
                  </text:list-item>
                  <text:list-item>
                    <text:p>'no business' → focus on technology</text:p>
                  </text:list-item>
                  <text:list-item>
                    <text:p>As big or small as we want</text:p>
                  </text:list-item>
                </text:list>
              </text:list-item>
              <text:list-item>
                <text:p>Goals</text:p>
                <text:list>
                  <text:list-item>
                    <text:p>Make it look good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5" draw:id="id5">
        <draw:frame presentation:style-name="pr4" draw:layer="layout" svg:width="25.199cm" svg:height="3.506cm" svg:x="1.4cm" svg:y="0.837cm" presentation:class="title">
          <draw:text-box>
            <text:p>Today's stori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ew user should be able to sign up</text:p>
              </text:list-item>
              <text:list-item>
                <text:p>Existing user should be able to log in and see his dashboard (horse overview)</text:p>
              </text:list-item>
              <text:list-item>
                <text:p>First simple race simulator: </text:p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ver </meta:initial-creator>
    <meta:creation-date>2012-01-27T07:52:09</meta:creation-date>
    <meta:editing-duration>PT9M58S</meta:editing-duration>
    <meta:editing-cycles>2</meta:editing-cycles>
    <dc:date>2012-01-27T08:01:27</dc:date>
    <dc:creator>bver </dc:creator>
    <meta:document-statistic meta:object-count="41"/>
    <meta:generator>LibreOffice/3.4$Unix LibreOffice_project/340m1$Build-502</meta:generator>
  </office:meta>
</office:document-meta>
</file>